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3.933cm"/>
    </style:style>
    <style:style style:name="co4" style:family="table-column">
      <style:table-column-properties fo:break-before="auto" style:column-width="3.141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4"/>
    <style:style style:name="ce6" style:family="table-cell" style:parent-style-name="Default" style:data-style-name="N44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default-cell-style-name="ce5"/>
        <table:table-column table:style-name="co1" table:number-columns-repeated="2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1" office:value-type="string">
            <text:p>Key </text:p>
          </table:table-cell>
          <table:table-cell table:style-name="ce1" office:value-type="string">
            <text:p>Summary </text:p>
          </table:table-cell>
          <table:table-cell table:style-name="ce1" office:value-type="string">
            <text:p>%Done </text:p>
          </table:table-cell>
          <table:table-cell table:style-name="ce1" office:value-type="string">
            <text:p>Original Estimate </text:p>
          </table:table-cell>
          <table:table-cell table:style-name="ce1" office:value-type="string">
            <text:p>Time Spent </text:p>
          </table:table-cell>
          <table:table-cell table:style-name="ce1" office:value-type="string">
            <text:p>Work Ratio </text:p>
          </table:table-cell>
          <table:table-cell table:style-name="ce1" office:value-type="string">
            <text:p>Developer </text:p>
          </table:table-cell>
          <table:table-cell table:style-name="ce1" office:value-type="string">
            <text:p>Temps Restant est</text:p>
          </table:table-cell>
          <table:table-cell table:style-name="ce1" office:value-type="string">
            <text:p>Temps Restant (réél)</text:p>
          </table:table-cell>
          <table:table-cell table:style-name="ce1" office:value-type="string">
            <text:p>Issue Type </text:p>
          </table:table-cell>
          <table:table-cell table:style-name="ce1" office:value-type="string">
            <text:p>Status </text:p>
          </table:table-cell>
          <table:table-cell table:style-name="ce1" office:value-type="string">
            <text:p>Priority </text:p>
          </table:table-cell>
          <table:table-cell table:style-name="ce1" office:value-type="string">
            <text:p>Resolution </text:p>
          </table:table-cell>
          <table:table-cell table:style-name="ce1" office:value-type="string">
            <text:p>Assignee </text:p>
          </table:table-cell>
          <table:table-cell table:style-name="ce1" office:value-type="string">
            <text:p>Reporter </text:p>
          </table:table-cell>
          <table:table-cell table:style-name="ce1" office:value-type="string">
            <text:p>Created </text:p>
          </table:table-cell>
          <table:table-cell table:style-name="ce1" office:value-type="string">
            <text:p>Updated </text:p>
          </table:table-cell>
          <table:table-cell table:style-name="ce1" office:value-type="string">
            <text:p>Resolved </text:p>
          </table:table-cell>
          <table:table-cell table:style-name="ce1" office:value-type="string">
            <text:p>Affects Version/s </text:p>
          </table:table-cell>
          <table:table-cell table:style-name="ce1" office:value-type="string">
            <text:p>Fix Version/s </text:p>
          </table:table-cell>
          <table:table-cell table:style-name="ce1" office:value-type="string">
            <text:p>Component/s </text:p>
          </table:table-cell>
          <table:table-cell table:style-name="ce1" office:value-type="string">
            <text:p>Remaining Estimate </text:p>
          </table:table-cell>
          <table:table-cell table:style-name="ce1" office:value-type="string">
            <text:p>Progress </text:p>
          </table:table-cell>
          <table:table-cell table:style-name="ce1" office:value-type="string">
            <text:p>Σ Progress </text:p>
          </table:table-cell>
          <table:table-cell table:style-name="ce1" office:value-type="string">
            <text:p>Σ Time Spent </text:p>
          </table:table-cell>
          <table:table-cell table:style-name="ce1" office:value-type="string">
            <text:p>Σ Remaining Estimate </text:p>
          </table:table-cell>
          <table:table-cell table:style-name="ce1" office:value-type="string">
            <text:p>Σ Original Estimate </text:p>
          </table:table-cell>
          <table:table-cell table:style-name="ce1" office:value-type="string">
            <text:p>Release Priority </text:p>
          </table:table-cell>
          <table:table-cell table:style-name="ce1" office:value-type="string">
            <text:p>Original Estimate </text:p>
          </table:table-cell>
          <table:table-cell table:style-name="ce1" office:value-type="string">
            <text:p>Time Spent </text:p>
          </table:table-cell>
        </table:table-row>
        <table:table-row table:style-name="ro2">
          <table:table-cell table:style-name="ce2" office:value-type="string">
            <text:p><text:a xlink:href="http://jira.unifield.org/browse/UF-916">UF-916</text:a> </text:p>
          </table:table-cell>
          <table:table-cell table:style-name="ce2" office:value-type="string">
            <text:p>UF-729 Issue on unit price change in order line </text:p>
          </table:table-cell>
          <table:table-cell table:style-name="ce3"/>
          <table:table-cell table:style-name="ce4" table:formula="of:=[.AC2]/60/60/24" office:value-type="time" office:time-value="PT00H00M00S">
            <text:p>00:00</text:p>
          </table:table-cell>
          <table:table-cell table:style-name="ce6" table:formula="of:=[.AD2]/60/60/24" office:value-type="time" office:time-value="PT00H00M00S">
            <text:p>00:00:00</text:p>
          </table:table-cell>
          <table:table-cell table:style-name="ce2" office:value-type="string">
            <text:p><text:s/></text:p>
          </table:table-cell>
          <table:table-cell table:style-name="ce3" table:number-columns-repeated="2"/>
          <table:table-cell table:style-name="ce3" table:formula="of:=[.D2]-[.E2]" office:value-type="time" office:time-value="PT00H00M00S">
            <text:p>00:00:00</text:p>
          </table:table-cell>
          <table:table-cell table:style-name="ce2" office:value-type="string">
            <text:p>WM-Bug</text:p>
          </table:table-cell>
          <table:table-cell table:style-name="ce2" office:value-type="string">
            <text:p>Open </text:p>
          </table:table-cell>
          <table:table-cell table:style-name="ce2" office:value-type="string">
            <text:p>Critical </text:p>
          </table:table-cell>
          <table:table-cell table:style-name="ce7" office:value-type="string">
            <text:p>Unresolved </text:p>
          </table:table-cell>
          <table:table-cell table:style-name="ce2" office:value-type="string">
            <text:p>BOUR Jean-François </text:p>
          </table:table-cell>
          <table:table-cell table:style-name="ce2" office:value-type="string">
            <text:p>LAPIERE Magali </text:p>
          </table:table-cell>
          <table:table-cell table:style-name="ce2" office:value-type="string">
            <text:p>08/Mar/12 9:13 AM </text:p>
          </table:table-cell>
          <table:table-cell table:style-name="ce2" office:value-type="string">
            <text:p>08/Mar/12 1:18 PM 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Sprint 3 </text:p>
          </table:table-cell>
          <table:table-cell table:style-name="ce2" office:value-type="string">
            <text:p>Finance, Supply </text:p>
          </table:table-cell>
          <table:table-cell table:style-name="ce3" table:number-columns-repeated="7"/>
          <table:table-cell table:style-name="ce3"/>
          <table:table-cell table:style-name="ce3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TOTAL</text:p>
          </table:table-cell>
          <table:table-cell table:style-name="Default" table:formula="of:=SUM([.D2:.D2])" office:value-type="time" office:time-value="PT00H00M00S">
            <text:p>00:00:00</text:p>
          </table:table-cell>
          <table:table-cell table:style-name="Default" table:formula="of:=SUM([.E2:.E2])" office:value-type="time" office:time-value="PT00H00M00S">
            <text:p>00:00:00</text:p>
          </table:table-cell>
          <table:table-cell table:number-columns-repeated="2"/>
          <table:table-cell table:style-name="Default" table:formula="of:=SUM([.H2:.H2])" office:value-type="float" office:value="0">
            <text:p>0</text:p>
          </table:table-cell>
          <table:table-cell table:style-name="Default" table:formula="of:=SUM([.I2:.I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PAM</text:p>
          </table:table-cell>
          <table:table-cell table:formula="of:=SUMPRODUCT([.$G$2:.$G$2]=&quot;Amstutz Patrick &quot;;[.D$2:.D$2])" office:value-type="time" office:time-value="PT00H00M00S">
            <text:p>00:00:00</text:p>
          </table:table-cell>
          <table:table-cell table:formula="of:=SUMPRODUCT([.$G$2:.$G$2]=&quot;Amstutz Patrick &quot;;[.E$2:.E$2])" office:value-type="time" office:time-value="PT00H00M00S">
            <text:p>00:00:00</text:p>
          </table:table-cell>
          <table:table-cell table:number-columns-repeated="2"/>
          <table:table-cell table:formula="of:=SUMPRODUCT([.$G$2:.$G$2]=&quot;Amstutz Patrick &quot;;[.H$2:.H$2])" office:value-type="time" office:time-value="PT00H00M00S">
            <text:p>00:00:00</text:p>
          </table:table-cell>
          <table:table-cell table:formula="of:=SUMPRODUCT([.$G$2:.$G$2]=&quot;Amstutz Patrick &quot;;[.I$2:.I$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MD</text:p>
          </table:table-cell>
          <table:table-cell table:formula="of:=SUMPRODUCT([.$G$2:.$G$2]=&quot;DIETRICH Matthieu &quot;;[.D$2:.D$2])" office:value-type="time" office:time-value="PT00H00M00S">
            <text:p>00:00:00</text:p>
          </table:table-cell>
          <table:table-cell table:formula="of:=SUMPRODUCT([.$G$2:.$G$2]=&quot;DIETRICH Matthieu &quot;;[.E$2:.E$2])" office:value-type="time" office:time-value="PT00H00M00S">
            <text:p>00:00:00</text:p>
          </table:table-cell>
          <table:table-cell table:number-columns-repeated="2"/>
          <table:table-cell table:formula="of:=SUMPRODUCT([.$G$2:.$G$2]=&quot;DIETRICH Matthieu &quot;;[.H$2:.H$2])" office:value-type="time" office:time-value="PT00H00M00S">
            <text:p>00:00:00</text:p>
          </table:table-cell>
          <table:table-cell table:formula="of:=SUMPRODUCT([.$G$2:.$G$2]=&quot;DIETRICH Matthieu &quot;;[.I$2:.I$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QT</text:p>
          </table:table-cell>
          <table:table-cell table:formula="of:=SUMPRODUCT([.$G$2:.$G$2]=&quot;THEURET Quentin &quot;;[.D$2:.D$2])" office:value-type="time" office:time-value="PT00H00M00S">
            <text:p>00:00:00</text:p>
          </table:table-cell>
          <table:table-cell table:formula="of:=SUMPRODUCT([.$G$2:.$G$2]=&quot;THEURET Quentin &quot;;[.E$2:.E$2])" office:value-type="time" office:time-value="PT00H00M00S">
            <text:p>00:00:00</text:p>
          </table:table-cell>
          <table:table-cell table:number-columns-repeated="2"/>
          <table:table-cell table:formula="of:=SUMPRODUCT([.$G$2:.$G$2]=&quot;THEURET Quentin &quot;;[.H$2:.H$2])" office:value-type="time" office:time-value="PT00H00M00S">
            <text:p>00:00:00</text:p>
          </table:table-cell>
          <table:table-cell table:formula="of:=SUMPRODUCT([.$G$2:.$G$2]=&quot;THEURET Quentin &quot;;[.I$2:.I$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OD</text:p>
          </table:table-cell>
          <table:table-cell table:formula="of:=SUMPRODUCT([.$G$2:.$G$2]=&quot;DOSSMANN Olivier &quot;;[.D$2:.D$2])" office:value-type="time" office:time-value="PT00H00M00S">
            <text:p>00:00:00</text:p>
          </table:table-cell>
          <table:table-cell table:formula="of:=SUMPRODUCT([.$G$2:.$G$2]=&quot;DOSSMANN Olivier &quot;;[.E$2:.E$2])" office:value-type="time" office:time-value="PT00H00M00S">
            <text:p>00:00:00</text:p>
          </table:table-cell>
          <table:table-cell table:number-columns-repeated="2"/>
          <table:table-cell table:formula="of:=SUMPRODUCT([.$G$2:.$G$2]=&quot;DOSSMANN Olivier &quot;;[.H$2:.H$2])" office:value-type="time" office:time-value="PT00H00M00S">
            <text:p>00:00:00</text:p>
          </table:table-cell>
          <table:table-cell table:formula="of:=SUMPRODUCT([.$G$2:.$G$2]=&quot;DOSSMANN Olivier &quot;;[.I$2:.I$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JFB</text:p>
          </table:table-cell>
          <table:table-cell table:formula="of:=SUMPRODUCT([.$G$2:.$G$2]=&quot;BOUR Jean-François &quot;;[.D$2:.D$2])" office:value-type="time" office:time-value="PT00H00M00S">
            <text:p>00:00:00</text:p>
          </table:table-cell>
          <table:table-cell table:formula="of:=SUMPRODUCT([.$G$2:.$G$2]=&quot;BOUR Jean-François &quot;;[.E$2:.E$2])" office:value-type="time" office:time-value="PT00H00M00S">
            <text:p>00:00:00</text:p>
          </table:table-cell>
          <table:table-cell table:number-columns-repeated="2"/>
          <table:table-cell table:formula="of:=SUMPRODUCT([.$G$2:.$G$2]=&quot;BOUR Jean-François &quot;;[.H$2:.H$2])" office:value-type="time" office:time-value="PT00H00M00S">
            <text:p>00:00:00</text:p>
          </table:table-cell>
          <table:table-cell table:formula="of:=SUMPRODUCT([.$G$2:.$G$2]=&quot;BOUR Jean-François &quot;;[.I$2:.I$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DVO</text:p>
          </table:table-cell>
          <table:table-cell table:formula="of:=SUMPRODUCT([.$G$2:.$G$2]=&quot;Duy VO &quot;;[.D$2:.D$2])" office:value-type="time" office:time-value="PT00H00M00S">
            <text:p>00:00:00</text:p>
          </table:table-cell>
          <table:table-cell table:formula="of:=SUMPRODUCT([.$G$2:.$G$2]=&quot;Duy VO &quot;;[.E$2:.E$2])" office:value-type="time" office:time-value="PT00H00M00S">
            <text:p>00:00:00</text:p>
          </table:table-cell>
          <table:table-cell table:number-columns-repeated="2"/>
          <table:table-cell table:formula="of:=SUMPRODUCT([.$G$2:.$G$2]=&quot;Duy VO &quot;;[.H$2:.H$2])" office:value-type="time" office:time-value="PT00H00M00S">
            <text:p>00:00:00</text:p>
          </table:table-cell>
          <table:table-cell table:formula="of:=SUMPRODUCT([.$G$2:.$G$2]=&quot;Duy VO &quot;;[.I$2:.I$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NON ASS</text:p>
          </table:table-cell>
          <table:table-cell table:formula="of:=SUMPRODUCT([.$G$2:.$G$2]=&quot;&quot;;[.D$2:.D$2])" office:value-type="time" office:time-value="PT00H00M00S">
            <text:p>00:00:00</text:p>
          </table:table-cell>
          <table:table-cell table:formula="of:=SUMPRODUCT([.$G$2:.$G$2]=&quot;&quot;;[.E$2:.E$2])" office:value-type="time" office:time-value="PT00H00M00S">
            <text:p>00:00:00</text:p>
          </table:table-cell>
          <table:table-cell table:number-columns-repeated="2"/>
          <table:table-cell table:formula="of:=SUMPRODUCT([.$G$2:.$G$2]=&quot;&quot;;[.H$2:.H$2])" office:value-type="time" office:time-value="PT00H00M00S">
            <text:p>00:00:00</text:p>
          </table:table-cell>
          <table:table-cell table:formula="of:=SUMPRODUCT([.$G$2:.$G$2]=&quot;&quot;;[.I$2:.I$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MCH</text:p>
          </table:table-cell>
          <table:table-cell table:formula="of:=SUMPRODUCT([.$G$2:.$G$2]=&quot;MCH&quot;;[.D$2:.D$2])" office:value-type="time" office:time-value="PT00H00M00S">
            <text:p>00:00:00</text:p>
          </table:table-cell>
          <table:table-cell table:formula="of:=SUMPRODUCT([.$G$2:.$G$2]=&quot;MCH&quot;;[.E$2:.E$2])" office:value-type="time" office:time-value="PT00H00M00S">
            <text:p>00:00:00</text:p>
          </table:table-cell>
          <table:table-cell table:number-columns-repeated="2"/>
          <table:table-cell table:formula="of:=SUMPRODUCT([.$G$2:.$G$2]=&quot;MCH&quot;;[.H$2:.H$2])" office:value-type="time" office:time-value="PT00H00M00S">
            <text:p>00:00:00</text:p>
          </table:table-cell>
          <table:table-cell table:formula="of:=SUMPRODUCT([.$G$2:.$G$2]=&quot;MCH&quot;;[.I$2:.I$2])" office:value-type="time" office:time-value="PT00H00M00S">
            <text:p>00:00:0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TOTAL</text:p>
          </table:table-cell>
          <table:table-cell table:formula="of:=SUM([.D6:.D13])" office:value-type="time" office:time-value="PT00H00M00S">
            <text:p>00:00:00</text:p>
          </table:table-cell>
          <table:table-cell table:formula="of:=SUM([.E6:.E13])" office:value-type="time" office:time-value="PT00H00M00S">
            <text:p>00:00:00</text:p>
          </table:table-cell>
          <table:table-cell table:number-columns-repeated="2"/>
          <table:table-cell table:formula="of:=SUM([.H6:.H13])" office:value-type="time" office:time-value="PT00H00M00S">
            <text:p>00:00:00</text:p>
          </table:table-cell>
          <table:table-cell table:formula="of:=SUM([.I6:.I13])" office:value-type="time" office:time-value="PT00H00M00S">
            <text:p>00:00:00</text:p>
          </table:table-cell>
          <table:table-cell table:number-columns-repeated="21"/>
        </table:table-row>
      </table:table>
      <table:database-ranges>
        <table:database-range table:target-range-address="Feuille1.A1:Feuille1.AB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color="#ff3333"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/03/2012</text:date>, <text:time>19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Ã©decins Sans FrontiÃ¨res - Jira</dc:title>
    <meta:generator>OpenOffice.org/3.2$Unix OpenOffice.org_project/320m12$Build-9483</meta:generator>
    <dc:date>2012-03-13T19:51:54</dc:date>
    <dc:creator>jf </dc:creator>
    <meta:editing-duration>PT02H30M35S</meta:editing-duration>
    <meta:editing-cycles>20</meta:editing-cycles>
    <meta:document-statistic meta:table-count="1" meta:cell-count="100" meta:object-count="0"/>
  </office:meta>
</office:document-meta>
</file>